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Normal">
      <style:text-properties officeooo:paragraph-rsid="001f0e0a"/>
    </style:style>
    <style:style style:name="P2" style:family="paragraph" style:parent-style-name="Título" style:master-page-name="MP0">
      <style:paragraph-properties style:page-number="auto" fo:break-before="page"/>
    </style:style>
    <style:style style:name="T1" style:family="text">
      <style:text-properties officeooo:rsid="001f0e0a"/>
    </style:style>
    <style:style style:name="T2" style:family="text">
      <style:text-properties fo:font-weight="bold" officeooo:rsid="001f0e0a" style:font-weight-asian="bold" style:font-weight-complex="bold"/>
    </style:style>
    <style:style style:name="T3" style:family="text">
      <style:text-properties fo:font-weight="normal" officeooo:rsid="001f0e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-Projecto de LSD</text:p>
      <text:p text:style-name="Normal"/>
      <text:h text:style-name="Título_20_1" text:outline-level="1">Descrição Breve</text:h>
      <text:p text:style-name="Normal"/>
      <text:p text:style-name="P1">O objectivo do projecto é criar um temporizador de quatro dígitos (mm:ss).</text:p>
      <text:p text:style-name="P1">Deverá te<text:span text:style-name="T1">r um botão </text:span><text:span text:style-name="T2">start/pause</text:span><text:span text:style-name="T3">, um botão </text:span><text:span text:style-name="T2">reset</text:span><text:span text:style-name="T3"> e dois outros botões, </text:span><text:span text:style-name="T2">+</text:span><text:span text:style-name="T3"> e </text:span><text:span text:style-name="T2">-</text:span><text:span text:style-name="T3">. Estes botões serão utilizados para seleccionar o valor inicial do temporizador. Um switch será utilizado para escolher entre modificar os minutos e os segun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ítulo" style:family="paragraph" style:parent-style-name="Normal" style:next-style-name="Normal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ipo_20_de_20_letra_20_predefinido_20_do_20_parágrafo" style:display-name="Tipo de letra predefinido do parágrafo" style:family="text"/>
    <style:style style:name="Título_20_Caráter" style:display-name="Título Caráter" style:family="text" style:parent-style-name="Tipo_20_de_20_letra_20_predefinido_20_do_20_parágrafo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title/>
    <dc:description/>
    <dc:subject/>
    <meta:initial-creator>Gnm Software 2012</meta:initial-creator>
    <meta:creation-date>2018-04-10T19:05:00Z</meta:creation-date>
    <dc:date>2018-04-10T23:17:03.534000000</dc:date>
    <meta:editing-cycles>2</meta:editing-cycles>
    <meta:editing-duration>PT2H43M24S</meta:editing-duration>
    <meta:document-statistic meta:table-count="0" meta:image-count="0" meta:object-count="0" meta:page-count="1" meta:paragraph-count="4" meta:word-count="56" meta:character-count="346" meta:non-whitespace-character-count="294"/>
    <meta:template xlink:type="simple" xlink:actuate="onRequest" xlink:title="" xlink:href="Normal.dotm"/>
  </office:meta>
</office:document-meta>
</file>